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28in" style:rel-column-width="1444*"/>
    </style:style>
    <style:style style:name="Table1.B" style:family="table-column">
      <style:table-column-properties style:column-width="0.7549in" style:rel-column-width="1087*"/>
    </style:style>
    <style:style style:name="Table1.C" style:family="table-column">
      <style:table-column-properties style:column-width="5.1674in" style:rel-column-width="7441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5">Nomor Tiket</text:p>
          <text:p text:style-name="P13"><text:span text:style-name="T2">{var2}<text:line-break/></text:span><text:span text:style-name="T3"><text:line-break/></text:span>Diterima</text:p>
          <text:p text:style-name="P14">{var11}</text:p>
          <text:p text:style-name="P13"><text:span text:style-name="T4"><text:line-break/></text:span>Perkiraan Selesai</text:p>
          <text:p text:style-name="P14">{var12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2">TANDA TERIMA</text:p>
      <text:p text:style-name="P10">PENGAJUAN REVISI ANGGARAN</text:p>
      <text:p text:style-name="P10"/>
      <text:p text:style-name="P7">Nomor Surat Usulan<text:tab/>: {var1}</text:p>
      <text:p text:style-name="P7">Tanggal Surat Usulan<text:tab/>: {tanggal_surat_usulan}</text:p>
      <text:p text:style-name="P7"/>
      <text:p text:style-name="P11">Informasi Unit Pengusul</text:p>
      <text:p text:style-name="P7">Nama K/L<text:tab/>: {var3}</text:p>
      <text:p text:style-name="P7">Eselon I<text:tab/>: {var4}</text:p>
      <text:p text:style-name="P7">Nama Petugas<text:tab/>: {var6}</text:p>
      <text:p text:style-name="P7">NIP<text:tab/>: {var5}</text:p>
      <text:p text:style-name="P7">Jabatan<text:tab/>: {var7}</text:p>
      <text:p text:style-name="P7">No. HP<text:tab/>: {var8}</text:p>
      <text:p text:style-name="P7">Telp. Kantor<text:tab/>: {var9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mail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7">{email}</text:p>
          </table:table-cell>
        </table:table-row>
      </table:table>
      <text:p text:style-name="P7"/>
      <text:p text:style-name="P11">Kelengkapan Dokumen</text:p>
      <text:p text:style-name="P9">{var13}</text:p>
      <text:p text:style-name="P7"/>
      <text:p text:style-name="P11">Catatan Petugas Pusat Layanan DJA</text:p>
      <text:p text:style-name="P7">{var14}</text:p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31M27S</meta:editing-duration>
    <meta:editing-cycles>17</meta:editing-cycles>
    <meta:generator>LibreOffice/3.4$Win32 LibreOffice_project/340m1$Build-402</meta:generator>
    <dc:date>2012-02-01T15:06:31.26</dc:date>
    <meta:document-statistic meta:table-count="1" meta:image-count="0" meta:object-count="0" meta:page-count="1" meta:paragraph-count="36" meta:word-count="102" meta:character-count="728" meta:non-whitespace-character-count="651"/>
  </office:meta>
</office:document-meta>
</file>